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color="#cc66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H1_A</text:p>
          </table:table-cell>
          <table:table-cell office:value-type="string" calcext:value-type="string">
            <text:p>H1_B</text:p>
          </table:table-cell>
          <table:table-cell office:value-type="string" calcext:value-type="string">
            <text:p>D</text:p>
          </table:table-cell>
          <table:table-cell/>
          <table:table-cell table:style-name="ce2" office:value-type="string" calcext:value-type="string">
            <text:p>Rang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A2]-[.B2]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3]-[.B3]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4]-[.B4]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5]-[.B5]" office:value-type="float" office:value="-2" calcext:value-type="float">
            <text:p>-2</text:p>
          </table:table-cell>
          <table:table-cell office:value-type="string" calcext:value-type="string">
            <text:p>-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6]-[.B6]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7]-[.B7]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8]-[.B8]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9]-[.B9]"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T+ = 286.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A10]-[.B10]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3" office:value-type="string" calcext:value-type="string">
            <text:p>T- = 13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11]-[.B11]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12]-[.B12]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3]-[.B13]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14]-[.B14]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15]-[.B15]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16]-[.B16]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17]-[.B17]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8]-[.B18]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19]-[.B19]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A20]-[.B20]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21]-[.B21]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22]-[.B22]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23]-[.B23]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4]-[.B24]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25]-[.B25]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26]-[.B26]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27]-[.B27]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28]-[.B28]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A29]-[.B29]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30]-[.B30]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1]-[.B31]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 table:number-rows-repeated="11"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V = 286.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8:33:13.629195538</meta:creation-date>
    <dc:date>2017-07-03T14:45:00.398045871</dc:date>
    <meta:editing-duration>P2DT19H51M23S</meta:editing-duration>
    <meta:editing-cycles>6</meta:editing-cycles>
    <meta:generator>LibreOffice/5.1.6.2$Linux_X86_64 LibreOffice_project/10m0$Build-2</meta:generator>
    <meta:document-statistic meta:table-count="1" meta:cell-count="135" meta:object-count="0"/>
  </office:meta>
</office:document-meta>
</file>